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style:line-height-at-least="0.25in" fo:text-align="start" style:justify-single-word="false" style:text-autospace="none"/>
    </style:style>
    <style:style style:name="P4" style:family="paragraph" style:parent-style-name="Standard">
      <style:text-properties style:font-name="LucidaGrande"/>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style>
    <style:style style:name="P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1"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3"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Heading_20_2">
      <style:text-properties fo:font-size="16pt" fo:font-style="normal" style:font-size-asian="16pt" style:font-style-asian="normal" style:font-size-complex="16pt" style:font-style-complex="normal"/>
    </style:style>
    <style:style style:name="P15" style:family="paragraph" style:parent-style-name="Heading_20_2">
      <style:text-properties style:font-name="Monaco1" fo:font-size="16pt" style:font-size-asian="16pt" style:font-size-complex="16pt"/>
    </style:style>
    <style:style style:name="P16"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7" style:family="paragraph" style:parent-style-name="Heading_20_1">
      <style:text-properties fo:font-weight="normal" style:font-weight-asian="normal" style:font-weight-complex="normal"/>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8" style:family="text">
      <style:text-properties style:font-name="Monaco1"/>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1"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4">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a xlink:type="simple" xlink:href="#1.DOMAssistant Core Module|outline" text:style-name="Internet_20_link" text:visited-style-name="Internet_20_link"><text:span text:style-name="Internet_20_link"/></text:a></text:p>
          <text:p text:style-name="P19"><text:a xlink:type="simple" xlink:href="#1.DOMAssistant Core Module|outline">DOMAssistant Core Module</text:a><text:tab/>2</text:p>
          <text:p text:style-name="P18"><text:a xlink:type="simple" xlink:href="#1.1.&#10;$(cssSelector/elementReference)|outline" text:visited-style-name="Internet_20_link"><text:line-break/>$(cssSelector/elementReference)</text:a><text:tab/>2</text:p>
          <text:p text:style-name="P18"><text:a xlink:type="simple" xlink:href="#1.2.&#10;$$(elementId)|outline" text:style-name="Internet_20_link" text:visited-style-name="Internet_20_link"><text:line-break/>$$(elementId)</text:a><text:tab/>3</text:p>
          <text:p text:style-name="P18"><text:a xlink:type="simple" xlink:href="#1.3.&#10;elmsByAttribute(attr, attrVal, tag)|outline" text:visited-style-name="Internet_20_link"><text:line-break/>elmsByAttribute(attr, attrVal, tag)</text:a><text:tab/>4</text:p>
          <text:p text:style-name="P18"><text:a xlink:type="simple" xlink:href="#1.4.&#10;each(functionRef)|outline" text:visited-style-name="Internet_20_link"><text:line-break/>each(functionRef)</text:a><text:tab/>5</text:p>
          <text:p text:style-name="P19"><text:a xlink:type="simple" xlink:href="#2.DOMAssistantAJAX Module|outline" text:style-name="Internet_20_link" text:visited-style-name="Internet_20_link"><text:span text:style-name="Internet_20_link"/></text:a></text:p>
          <text:p text:style-name="P19"><text:a xlink:type="simple" xlink:href="#2.DOMAssistantAJAX Module|outline">DOMAssistantAJAX Module</text:a><text:tab/>5</text:p>
          <text:p text:style-name="P18"><text:a xlink:type="simple" xlink:href="#2.1.get(url, callBack)|outline" text:style-name="Internet_20_link" text:visited-style-name="Internet_20_link"><text:span text:style-name="Internet_20_link"/></text:a></text:p>
          <text:p text:style-name="P18"><text:a xlink:type="simple" xlink:href="#2.1.get(url, callBack)|outline">get(url, callBack)</text:a><text:tab/>6</text:p>
          <text:p text:style-name="P18"><text:a xlink:type="simple" xlink:href="#2.2.&#10;post(url, callBack)|outline"><text:line-break/>post(url, callBack)</text:a><text:tab/>6</text:p>
          <text:p text:style-name="P18"><text:a xlink:type="simple" xlink:href="#2.3.&#10;load(url, add)|outline" text:visited-style-name="Internet_20_link"><text:line-break/>load(url, add)</text:a><text:tab/>7</text:p>
          <text:p text:style-name="P18"><text:a xlink:type="simple" xlink:href="#2.4.&#10;getReadyState()|outline"><text:line-break/>getReadyState()</text:a><text:tab/>7</text:p>
          <text:p text:style-name="P18"><text:a xlink:type="simple" xlink:href="#2.5.&#10;getStatus()|outline" text:style-name="Internet_20_link"><text:line-break/>getStatus()</text:a><text:tab/>8</text:p>
          <text:p text:style-name="P18"><text:a xlink:type="simple" xlink:href="#2.6.&#10;getStatusText()|outline"><text:line-break/>getStatusText()</text:a><text:tab/>8</text:p>
          <text:p text:style-name="P19"><text:a xlink:type="simple" xlink:href="#3.DOMAssistantContent Module|outline" text:style-name="Internet_20_link" text:visited-style-name="Internet_20_link"><text:span text:style-name="Internet_20_link"/></text:a></text:p>
          <text:p text:style-name="P19"><text:a xlink:type="simple" xlink:href="#3.DOMAssistantContent Module|outline" text:visited-style-name="Internet_20_link">DOMAssistantContent Module</text:a><text:tab/>9</text:p>
          <text:p text:style-name="P18"><text:a xlink:type="simple" xlink:href="#3.1.prev()|outline" text:style-name="Internet_20_link" text:visited-style-name="Internet_20_link"><text:span text:style-name="Internet_20_link"/></text:a></text:p>
          <text:p text:style-name="P18"><text:a xlink:type="simple" xlink:href="#3.1.prev()|outline">prev()</text:a><text:tab/>9</text:p>
          <text:p text:style-name="P18"><text:a xlink:type="simple" xlink:href="#3.2.&#10;next()|outline" text:style-name="Internet_20_link"><text:line-break/>next()</text:a><text:tab/>9</text:p>
          <text:p text:style-name="P18"><text:a xlink:type="simple" xlink:href="#3.3.&#10;create(name, attr, append, content)|outline" text:style-name="Internet_20_link" text:visited-style-name="Internet_20_link"><text:line-break/>create(name, attr, append, content)</text:a><text:tab/>10</text:p>
          <text:p text:style-name="P18"><text:a xlink:type="simple" xlink:href="#3.4.&#10;setAttributes(attr)|outline"><text:line-break/>setAttributes(attr)</text:a><text:tab/>11</text:p>
          <text:p text:style-name="P18"><text:a xlink:type="simple" xlink:href="#3.5.&#10;addContent(content)|outline" text:visited-style-name="Internet_20_link"><text:line-break/>addContent(content)</text:a><text:tab/>11</text:p>
          <text:p text:style-name="P18"><text:a xlink:type="simple" xlink:href="#3.6.&#10;replaceContent(newContent)|outline" text:style-name="Internet_20_link"><text:line-break/>replaceContent(newContent)</text:a><text:tab/>12</text:p>
          <text:p text:style-name="P18"><text:a xlink:type="simple" xlink:href="#3.7.&#10;remove()|outline" text:style-name="Internet_20_link"><text:line-break/>remove()</text:a><text:tab/>12</text:p>
          <text:p text:style-name="P19"><text:a xlink:type="simple" xlink:href="#4.DOMAssistantCSS Module|outline" text:style-name="Internet_20_link" text:visited-style-name="Internet_20_link"><text:span text:style-name="Internet_20_link"/></text:a></text:p>
          <text:p text:style-name="P19"><text:a xlink:type="simple" xlink:href="#4.DOMAssistantCSS Module|outline">DOMAssistantCSS Module</text:a><text:tab/>13</text:p>
          <text:p text:style-name="P18"><text:a xlink:type="simple" xlink:href="#4.1.&#10;addClass(className)|outline"><text:line-break/>addClass(className)</text:a><text:tab/>13</text:p>
          <text:p text:style-name="P18"><text:a xlink:type="simple" xlink:href="#4.2.&#10;removeClass(className)|outline" text:style-name="Internet_20_link"><text:line-break/>removeClass(className)</text:a><text:tab/>13</text:p>
          <text:p text:style-name="P18"><text:a xlink:type="simple" xlink:href="#4.3.hasClass(className)|outline" text:style-name="Internet_20_link" text:visited-style-name="Internet_20_link"><text:span text:style-name="Internet_20_link"/></text:a></text:p>
          <text:p text:style-name="P18"><text:a xlink:type="simple" xlink:href="#4.3.hasClass(className)|outline">hasClass(className)</text:a><text:tab/>14</text:p>
          <text:p text:style-name="P18"><text:a xlink:type="simple" xlink:href="#4.4.&#10;getStyle(cssRule)|outline"><text:line-break/>getStyle(cssRule)</text:a><text:tab/>14</text:p>
          <text:p text:style-name="P19"><text:a xlink:type="simple" xlink:href="#5.DOMAssistantEvents Module|outline" text:style-name="Internet_20_link" text:visited-style-name="Internet_20_link"><text:span text:style-name="Internet_20_link"/></text:a></text:p>
          <text:p text:style-name="P19"><text:a xlink:type="simple" xlink:href="#5.DOMAssistantEvents Module|outline">DOMAssistantEvents Module</text:a><text:tab/>14</text:p>
          <text:p text:style-name="P18"><text:a xlink:type="simple" xlink:href="#5.1.&#10;addEvent(evt, func)|outline"><text:line-break/>addEvent(evt, func)</text:a><text:tab/>15</text:p>
          <text:p text:style-name="P18"><text:a xlink:type="simple" xlink:href="#5.2.&#10;removeEvent(evt, func)|outline" text:style-name="Internet_20_link" text:visited-style-name="Internet_20_link"><text:line-break/>removeEvent(evt, func)</text:a><text:tab/>15</text:p>
          <text:p text:style-name="P18"><text:a xlink:type="simple" xlink:href="#5.3.&#10;preventDefault(evt)|outline"><text:line-break/>preventDefault(evt)</text:a><text:tab/>16</text:p>
          <text:p text:style-name="P18"><text:a xlink:type="simple" xlink:href="#5.4.&#10;cancelBubble(evt)|outline"><text:line-break/>cancelBubble(evt)</text:a><text:tab/>16</text:p>
          <text:p text:style-name="P19"><text:a xlink:type="simple" xlink:href="#6.DOMAssistantLoad Module|outline" text:style-name="Internet_20_link" text:visited-style-name="Internet_20_link"><text:span text:style-name="Internet_20_link"/></text:a></text:p>
          <text:p text:style-name="P19"><text:a xlink:type="simple" xlink:href="#6.DOMAssistantLoad Module|outline" text:style-name="Internet_20_link">DOMAssistantLoad Module</text:a><text:tab/>17</text:p>
          <text:p text:style-name="P18"><text:a xlink:type="simple" xlink:href="#6.1.&#10;DOMReady()|outline" text:style-name="Internet_20_link"><text:line-break/>DOMReady()</text:a><text:tab/>17</text:p>
          <text:p text:style-name="P19"><text:a xlink:type="simple" xlink:href="#7.Supported CSS Selectors (CSS 1, CSS 2, CSS 3)|outline" text:style-name="Internet_20_link" text:visited-style-name="Internet_20_link"><text:span text:style-name="Internet_20_link"/></text:a></text:p>
          <text:p text:style-name="P19"><text:a xlink:type="simple" xlink:href="#7.Supported CSS Selectors (CSS 1, CSS 2, CSS 3)|outline" text:visited-style-name="Internet_20_link">Supported CSS Selectors (CSS 1, CSS 2, CSS 3)</text:a><text:tab/>18</text:p>
          <text:p text:style-name="P19"/>
        </text:index-body>
      </text:table-of-content>
      <text:p text:style-name="Standard"/>
      <text:h text:style-name="P16"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9">$(cssSelector/elementReference)</text:span></text:h>
      <text:p text:style-name="P8"><text:span text:style-name="T3">The $ method is used to get a reference to one or several elements. It supports a </text:span><text:a xlink:type="simple" xlink:href="http://www.domassistant.com/documentation/css-selectors.php"><text:span text:style-name="T7">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2">Parameters<text:line-break/><text:span text:style-name="T4">Send in a CSS selector or an object reference.</text:span></text:p>
      <text:p text:style-name="P6"><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2">Example calls</text:p>
      <text:p text:style-name="P9">$("#container input[type=text]");</text:p>
      <text:p text:style-name="P9">$("#navigation a");</text:p>
      <text:p text:style-name="P9">$("#news-list");</text:p>
      <text:p text:style-name="P9">$("#container", "#navigation .important-item", "#content");</text:p>
      <text:p text:style-name="P9">$(document.body);</text:p>
      <text:h text:style-name="P15" text:outline-level="2"><text:line-break/>$$(elementId)</text:h>
      <text:p text:style-name="P5">The $$ method is used to get a quick reference to one element, just like document.getElementById. It will return a direct reference to the found DOM element, with all the DOMAssistant methods applied to it.</text:p>
      <text:p text:style-name="P5">Contrary to the &lt;code&gt;$&lt;/code&gt; method, if the &lt;code&gt;$$&lt;/code&gt; method didn't return any match, it will throw an error if you try to call any method on it.</text:p>
      <text:p text:style-name="P12">Parameters<text:line-break/><text:span text:style-name="T4">Send in the id of the element you're looking for.</text:span></text:p>
      <text:p text:style-name="P6"><text:span text:style-name="T2">Return value<text:line-break/></text:span>Returns a DOM reference.</text:p>
      <text:p text:style-name="P12">Example calls</text:p>
      <text:p text:style-name="P10">$$("container");</text:p>
      <text:p text:style-name="Standard"><text:span text:style-name="T8">$$("navigation");</text:span><text:line-break/><text:line-break/><text:line-break/><text:span text:style-name="T10">elmsByClass(className, tag)</text:span></text:p>
      <text:p text:style-name="P8"><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2">Parameters</text:p>
      <text:p text:style-name="P2">className</text:p>
      <text:p text:style-name="P1">Class name to search for. Required.</text:p>
      <text:p text:style-name="P2"><text:line-break/>tag</text:p>
      <text:p text:style-name="P1">Only search elements that have this tag name. Optional.</text:p>
      <text:p text:style-name="P12"><text:line-break/>Return value</text:p>
      <text:p text:style-name="P6">All calls return an array of element references.</text:p>
      <text:p text:style-name="P12">Example calls</text:p>
      <text:p text:style-name="P7">$("#container").elmsByClass("mandatory");</text:p>
      <text:p text:style-name="P7">$$("container").elmsByClass("external-link", "a");</text:p>
      <text:h text:style-name="Heading_20_2" text:outline-level="2"><text:line-break/><text:span text:style-name="T10">elmsByAttribute(attr, attrVal, tag)</text:span></text:h>
      <text:p text:style-name="P6">For getting elements based on if they have a certain attribute. You can also specify if that attribute should have a speific value and if you want to limit the search to a certain tag. Only the first parameter specifying the attribute is required.</text:p>
      <text:p text:style-name="P12">Parameters</text:p>
      <text:p text:style-name="P2">attr</text:p>
      <text:p text:style-name="P1">Attribute name to look for. Required.</text:p>
      <text:p text:style-name="P2"><text:line-break/>attrVal</text:p>
      <text:p text:style-name="P3"><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2"/>
      <text:p text:style-name="P6"><text:span text:style-name="T2">Return value<text:line-break/><text:line-break/></text:span>All calls return an array of element references.</text:p>
      <text:p text:style-name="P12">Example calls</text:p>
      <text:p text:style-name="P7">$("#container").elmsByAttribute("href");</text:p>
      <text:p text:style-name="P7">$$("container").elmsByAttribute("name", "subscription");</text:p>
      <text:p text:style-name="Standard"><text:span text:style-name="T6">$$("container").elmsByAttribute("type", "text", "input");<text:line-break/><text:line-break/><text:line-break/></text:span><text:span text:style-name="T10">elmsByTag(tag)</text:span></text:p>
      <text:p text:style-name="P8"><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2">Return value</text:p>
      <text:p text:style-name="P6">All calls return an array of element references.</text:p>
      <text:p text:style-name="P12">Parameters</text:p>
      <text:p text:style-name="P2">tag</text:p>
      <text:p text:style-name="P1">Tag name to search for. Required.</text:p>
      <text:p text:style-name="P12"><text:line-break/>Example calls</text:p>
      <text:p text:style-name="P7">$$("container").elmsByTag("input");</text:p>
      <text:h text:style-name="Heading_20_2" text:outline-level="2"><text:line-break/><text:span text:style-name="T10">each(functionRef)</text:span></text:h>
      <text:p text:style-name="P6">For running a function on each of the items in a returned array element reference collection.</text:p>
      <text:p text:style-name="P12">Return value</text:p>
      <text:p text:style-name="P6">All calls return either a single element reference or an array of element references.</text:p>
      <text:p text:style-name="P12">Parameters</text:p>
      <text:p text:style-name="P2">functionRef</text:p>
      <text:p text:style-name="P1">Function which will be called for each item in the array of elements it's called on. Can be an anonymous function or a function reference.</text:p>
      <text:p text:style-name="P12"><text:line-break/>Example calls</text:p>
      <text:p text:style-name="P7">$("#navigation a").each(function () {<text:line-break/><text:tab/> // Do some JavaScript magic }<text:line-break/>);</text:p>
      <text:p text:style-name="P7"/>
      <text:h text:style-name="P17" text:outline-level="1">DOMAssistantAJAX Module</text:h>
      <text:p text:style-name="P5">The DOMAssistantAJAX module offers basic AJAX interaction for retrieving data from a URL and then passing on the returned content to any function, or load the content into an element.</text:p>
      <text:h text:style-name="P14" text:outline-level="2">get(url, callBack)</text:h>
      <text:p text:style-name="P8"><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2">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2"><text:line-break/>Return value</text:p>
      <text:p text:style-name="P6">None.</text:p>
      <text:p text:style-name="P12">Example calls</text:p>
      <text:p text:style-name="P7">$("news").get("news.php", insertNews);</text:p>
      <text:p text:style-name="P7">DOMAssistant.AJAX.get("my-url.aspx", callbackFunctionName);</text:p>
      <text:h text:style-name="Heading_20_2" text:outline-level="2"><text:line-break/>post(url, callBack)</text:h>
      <text:p text:style-name="P8"><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get</text:span><text:span text:style-name="T4"> method in the first place.</text:span></text:p>
      <text:p text:style-name="P12">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2"><text:line-break/>Return value</text:p>
      <text:p text:style-name="P6">None.</text:p>
      <text:p text:style-name="P12">Example calls</text:p>
      <text:p text:style-name="P7">$("news").post("news.php?value=true", insertNews);</text:p>
      <text:p text:style-name="P7">DOMAssistant.AJAX.post("my-url.aspx?number=10", callbackFunctionName);</text:p>
      <text:h text:style-name="Heading_20_2" text:outline-level="2"><text:line-break/>load(url, add)</text:h>
      <text:p text:style-name="P6">Makes a request to the specified URL and loads the returned content into the element which the method is called on.</text:p>
      <text:p text:style-name="P12">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2"><text:line-break/>Return value</text:p>
      <text:p text:style-name="P6">None.</text:p>
      <text:p text:style-name="P12">Example calls</text:p>
      <text:p text:style-name="P7">$("directions").load("maps.php");</text:p>
      <text:p text:style-name="P7">$("contacts").load("staff.aspx", <text:span text:style-name="T6">true</text:span>);</text:p>
      <text:h text:style-name="Heading_20_2" text:outline-level="2"><text:line-break/>getReadyState()</text:h>
      <text:p text:style-name="P8"><text:span text:style-name="T4">Helper method to check the current </text:span><text:span text:style-name="T6">readyState</text:span><text:span text:style-name="T4"> of the XMLHttpRequest.</text:span></text:p>
      <text:p text:style-name="P12">Parameters</text:p>
      <text:p text:style-name="P6">None</text:p>
      <text:p text:style-name="P12">Return value</text:p>
      <text:p text:style-name="P6">Integer.</text:p>
      <text:p text:style-name="P13">0 = uninitialized</text:p>
      <text:p text:style-name="P13">1 = loading</text:p>
      <text:p text:style-name="P13">2 = loaded</text:p>
      <text:p text:style-name="P13">3 = interactive</text:p>
      <text:p text:style-name="P13">4 = complete</text:p>
      <text:p text:style-name="P12"><text:line-break/>Example calls</text:p>
      <text:p text:style-name="P7">DOMAssistant.AJAX.getReadyState();</text:p>
      <text:h text:style-name="Heading_20_2" text:outline-level="2"><text:line-break/>getStatus()</text:h>
      <text:p text:style-name="P8"><text:span text:style-name="T4">Helper method to check the current </text:span><text:span text:style-name="T6">status</text:span><text:span text:style-name="T4"> of the XMLHttpRequest.</text:span></text:p>
      <text:p text:style-name="P12">Parameters</text:p>
      <text:p text:style-name="P6">None</text:p>
      <text:p text:style-name="P12">Return value</text:p>
      <text:p text:style-name="P6">Integer. Examples are 200 for Ok and 404 for not found.</text:p>
      <text:p text:style-name="P12">Example calls</text:p>
      <text:p text:style-name="P7">DOMAssistant.AJAX.getStatus();</text:p>
      <text:h text:style-name="Heading_20_2" text:outline-level="2"><text:line-break/>getStatusText()</text:h>
      <text:p text:style-name="P8"><text:span text:style-name="T4">Helper method to check the current </text:span><text:span text:style-name="T6">readyState</text:span><text:span text:style-name="T4"> of the XMLHttpRequest.</text:span></text:p>
      <text:p text:style-name="P12">Parameters</text:p>
      <text:p text:style-name="P6">None</text:p>
      <text:p text:style-name="P12">Return value</text:p>
      <text:p text:style-name="P6">String. The text accompanying the status code.</text:p>
      <text:p text:style-name="P12">Example calls</text:p>
      <text:p text:style-name="P7">DOMAssistant.AJAX.getStatusText();</text:p>
      <text:p text:style-name="P7"/>
      <text:h text:style-name="P17" text:outline-level="1">DOMAssistantContent Module</text:h>
      <text:p text:style-name="P5">The DOMAssistantContent module offers various methods for adding and removing content and elements to the page.</text:p>
      <text:h text:style-name="Heading_20_2" text:outline-level="2">prev()</text:h>
      <text:p text:style-name="P5">Gets a reference to the previous HTML element, automatically bypassing any text nodes that might in between.</text:p>
      <text:p text:style-name="P12">Parameters</text:p>
      <text:p text:style-name="P6">None.</text:p>
      <text:p text:style-name="P12">Return value</text:p>
      <text:p text:style-name="P6">Element's previous sibling element.</text:p>
      <text:p text:style-name="P12">Example calls</text:p>
      <text:p text:style-name="P7">$("container").prev();</text:p>
      <text:h text:style-name="Heading_20_2" text:outline-level="2"><text:line-break/>next()</text:h>
      <text:p text:style-name="P6">Gets a reference to the next HTML element, automatically bypassing any text nodes that might in between.</text:p>
      <text:p text:style-name="P12">Parameters</text:p>
      <text:p text:style-name="P6">None.</text:p>
      <text:p text:style-name="P12">Return value</text:p>
      <text:p text:style-name="P6">Element's next sibling element.</text:p>
      <text:p text:style-name="P12">Example calls</text:p>
      <text:p text:style-name="P7">$("container").next();</text:p>
      <text:h text:style-name="Heading_20_2" text:outline-level="2"><text:line-break/>create(name, attr, append, content)</text:h>
      <text:p text:style-name="P6">Creates an element, and optionally sets attributes on it, appends it to the current element and adds content to it.</text:p>
      <text:p text:style-name="P12">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2"><text:line-break/>Return value</text:p>
      <text:p text:style-name="P6">Element created by the method.</text:p>
      <text:p text:style-name="P12">Example calls</text:p>
      <text:p text:style-name="P7">$("container").create("div");</text:p>
      <text:p text:style-name="P7">$("container").create("div", { id : "my-div", className : "my-class" });</text:p>
      <text:p text:style-name="P7">$("container").create("div", null, false, "Hello!");</text:p>
      <text:p text:style-name="P7">$("container").create("div", { id : "my-div", className : "my-class" }, true, "Hi there!");</text:p>
      <text:h text:style-name="Heading_20_2" text:outline-level="2"><text:line-break/>setAttributes(attr)</text:h>
      <text:p text:style-name="P6">Sets attributes on the current element.</text:p>
      <text:p text:style-name="P12">Parameters</text:p>
      <text:p text:style-name="P2">attr</text:p>
      <text:p text:style-name="P1">An object containing attributes and their values. Required.</text:p>
      <text:p text:style-name="P12"/>
      <text:p text:style-name="P12">Return value</text:p>
      <text:p text:style-name="P6">Element which called the method.</text:p>
      <text:p text:style-name="P12">Example calls</text:p>
      <text:p text:style-name="P7">$("container").setAttributes({ id : "my-div", className : "my-class" });</text:p>
      <text:h text:style-name="Heading_20_2" text:outline-level="2"><text:line-break/>addContent(content)</text:h>
      <text:p text:style-name="P6">Adds content to the current element.</text:p>
      <text:p text:style-name="P12">Parameters</text:p>
      <text:p text:style-name="P2">content</text:p>
      <text:p text:style-name="P3"><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2"><text:line-break/>Return value</text:p>
      <text:p text:style-name="P6">Element which called the method.</text:p>
      <text:p text:style-name="P12">Example calls</text:p>
      <text:p text:style-name="P7">$("container").addContent("&lt;p&gt;A new paragraph&lt;/p&gt;");</text:p>
      <text:p text:style-name="P7">$("container").addContent(document.createElement("p"));</text:p>
      <text:h text:style-name="Heading_20_2" text:outline-level="2"><text:line-break/>replaceContent(newContent)</text:h>
      <text:p text:style-name="P6">Replaces the content of the current element with new content.</text:p>
      <text:p text:style-name="P12">Parameters</text:p>
      <text:p text:style-name="P2">newContent</text:p>
      <text:p text:style-name="P3"><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2"><text:line-break/>Return value</text:p>
      <text:p text:style-name="P6">Element which called the method.</text:p>
      <text:p text:style-name="P12">Example calls</text:p>
      <text:p text:style-name="P7">$("container").replaceContent("&lt;p&gt;A new paragraph&lt;/p&gt;");</text:p>
      <text:p text:style-name="P7">$("container").replaceContent(document.createElement("p"));</text:p>
      <text:h text:style-name="Heading_20_2" text:outline-level="2"><text:line-break/>remove()</text:h>
      <text:p text:style-name="P6">Removes the current element.</text:p>
      <text:p text:style-name="P12">Parameters</text:p>
      <text:p text:style-name="P6">None.</text:p>
      <text:p text:style-name="P12">Return value</text:p>
      <text:p text:style-name="P6">Null.</text:p>
      <text:p text:style-name="P12">Example calls</text:p>
      <text:p text:style-name="P7">$("container").remove();</text:p>
      <text:p text:style-name="P7"/>
      <text:h text:style-name="P17" text:outline-level="1">DOMAssistantCSS Module</text:h>
      <text:p text:style-name="P5">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5">Adds a class name to the current element, unless it already exists.</text:p>
      <text:p text:style-name="P12">Parameters</text:p>
      <text:p text:style-name="P2">className</text:p>
      <text:p text:style-name="P1">Desired class name to be added. Required.</text:p>
      <text:p text:style-name="P12"><text:line-break/>Return value</text:p>
      <text:p text:style-name="P6">Element which called the method.</text:p>
      <text:p text:style-name="P12">Example calls</text:p>
      <text:p text:style-name="P7">$("container").addClass("selected");</text:p>
      <text:h text:style-name="Heading_20_2" text:outline-level="2"><text:line-break/>removeClass(className)</text:h>
      <text:p text:style-name="P6">Removes a class name from the current element.</text:p>
      <text:p text:style-name="P12">Parameters</text:p>
      <text:p text:style-name="P2">className</text:p>
      <text:p text:style-name="P1">Desired class name to remove. Required.</text:p>
      <text:p text:style-name="P12"><text:line-break/>Return value</text:p>
      <text:p text:style-name="P6">Element which called the method.</text:p>
      <text:p text:style-name="P12">Example calls</text:p>
      <text:p text:style-name="P7">$("container").removeClass("selected");</text:p>
      <text:h text:style-name="Heading_20_2" text:outline-level="2">hasClass(className)</text:h>
      <text:p text:style-name="P6">Checks whether the current element has a certain class name.</text:p>
      <text:p text:style-name="P12">Parameters</text:p>
      <text:p text:style-name="P2">className</text:p>
      <text:p text:style-name="P1">Class name to check if it exists on the current element. Required.</text:p>
      <text:p text:style-name="P12"><text:line-break/>Return value</text:p>
      <text:p text:style-name="P6">Boolean. Whether the element has the requested class or not.</text:p>
      <text:p text:style-name="P12">Example calls</text:p>
      <text:p text:style-name="P7">$("container").hasClass("selected");</text:p>
      <text:h text:style-name="Heading_20_2" text:outline-level="2"><text:line-break/>getStyle(cssRule)</text:h>
      <text:p text:style-name="P8"><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und</text:span><text:span text:style-name="T4"> etc.</text:span></text:p>
      <text:p text:style-name="P12">Parameters</text:p>
      <text:p text:style-name="P2">cssRule</text:p>
      <text:p text:style-name="P3"><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2"><text:line-break/>Return value</text:p>
      <text:p text:style-name="P6">String. The value of the requested style.</text:p>
      <text:p text:style-name="P12">Example calls</text:p>
      <text:p text:style-name="P7">$("container").getStyle("background-color");</text:p>
      <text:p text:style-name="P7"/>
      <text:h text:style-name="P17" text:outline-level="1">DOMAssistantEvents Module</text:h>
      <text:p text:style-name="P5">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8"><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2">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2"><text:line-break/>Return value</text:p>
      <text:p text:style-name="P6">Element which called the method.</text:p>
      <text:p text:style-name="P12">Example calls</text:p>
      <text:p text:style-name="P7">$("container").addEvent("click", getListing);</text:p>
      <text:p text:style-name="P7">$("container").addEvent("click", function (){ alert("Hello darling!"); });</text:p>
      <text:h text:style-name="Heading_20_2" text:outline-level="2"><text:line-break/>removeEvent(evt, func)</text:h>
      <text:p text:style-name="P6">Removes an event handler from the current element. Works only for function references, and not anonymous functions.</text:p>
      <text:p text:style-name="P12">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2"><text:line-break/>Return value</text:p>
      <text:p text:style-name="P6">Element which called the method.</text:p>
      <text:p text:style-name="P12">Example calls</text:p>
      <text:p text:style-name="P7">$("container").removeEvent("click", getListing);</text:p>
      <text:h text:style-name="Heading_20_2" text:outline-level="2"><text:line-break/>preventDefault(evt)</text:h>
      <text:p text:style-name="P6">Prevents the default action of an event. Can be called from any function, and is not a method of any element.</text:p>
      <text:p text:style-name="P12">Parameters</text:p>
      <text:p text:style-name="P2">evt</text:p>
      <text:p text:style-name="P1">Event to prevent the default action of.</text:p>
      <text:p text:style-name="P12"><text:line-break/>Return value</text:p>
      <text:p text:style-name="P6">None.</text:p>
      <text:p text:style-name="P12">Example calls</text:p>
      <text:p text:style-name="P7">DOMAssistant.preventDefault(eventReference);</text:p>
      <text:h text:style-name="Heading_20_2" text:outline-level="2"><text:line-break/>cancelBubble(evt)</text:h>
      <text:p text:style-name="P6">Cancels the bubbling of an event. Can be called from any function, and is not a method of any element.</text:p>
      <text:p text:style-name="P12">Parameters</text:p>
      <text:p text:style-name="P2">evt</text:p>
      <text:p text:style-name="P1">Event to cancel the bubbling of.</text:p>
      <text:p text:style-name="P12"><text:line-break/>Return value</text:p>
      <text:p text:style-name="P6">None.</text:p>
      <text:p text:style-name="P12">Example calls</text:p>
      <text:p text:style-name="P7">DOMAssistant.cancelBubble(eventReference);</text:p>
      <text:p text:style-name="P7"/>
      <text:h text:style-name="P17" text:outline-level="1">DOMAssistantLoad Module</text:h>
      <text:p text:style-name="P8"><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7">window.onload (again)</text:span></text:a><text:span text:style-name="T3">.</text:span></text:p>
      <text:h text:style-name="Heading_20_2" text:outline-level="2"><text:line-break/>DOMReady()</text:h>
      <text:p text:style-name="P5">From any file, just call the DOMReady method with desired functions and they will be executed as soon as the DOM has loaded.</text:p>
      <text:p text:style-name="P12">Parameters</text:p>
      <text:p text:style-name="P6">Send in any number of function references, anonymous functions or strings with function names and parentheses.</text:p>
      <text:p text:style-name="P12">Return value</text:p>
      <text:p text:style-name="P6">None.</text:p>
      <text:p text:style-name="P12">Example calls</text:p>
      <text:p text:style-name="P7">DOMAssistant.DOMReady(myFunc);</text:p>
      <text:p text:style-name="P7">DOMAssistant.DOMReady("myFunc('Some text')");</text:p>
      <text:p text:style-name="P7">DOMAssistant.DOMReady(myFunc, "anotherFunction()");</text:p>
      <text:p text:style-name="P7">DOMAssistant.DOMReady(myFunc, function(){ // Perform some magic });</text:p>
      <text:p text:style-name="P7"/>
      <text:h text:style-name="P17" text:outline-level="1">Supported CSS Selectors (CSS 1, CSS 2, CSS 3)</text:h>
      <text:p text:style-name="P5">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5">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1">Implemented CSS selectors<text:line-break/><text:line-break/></text:span><text:span text:style-name="T4">With the DOMAssistant Core module and its $ method comes support for using CSS selectors to get a reference to one or multiple elements. There is support for any major CSS element selector in CSS 1, CSS 2 and CSS 3, with the exact same syntax as you would use in a CSS file.</text:span></text:p>
      <text:p text:style-name="P11"><text:line-break/>#container</text:p>
      <text:p text:style-name="P11"><text:s text:c="4"/>Get an element with the id "container".</text:p>
      <text:p text:style-name="P11">.item</text:p>
      <text:p text:style-name="P11"><text:s text:c="4"/>Get all elements with the class name "item".</text:p>
      <text:p text:style-name="P11">#container.item</text:p>
      <text:p text:style-name="P11"><text:s text:c="4"/>Get an element with the id "container", if it also has the class name "item".</text:p>
      <text:p text:style-name="P11">p.info.error</text:p>
      <text:p text:style-name="P11"><text:s text:c="4"/>Get all P elements with both a class name consisting of both "info" and "item".</text:p>
      <text:p text:style-name="P11">div p</text:p>
      <text:p text:style-name="P11"><text:s text:c="4"/>Get all P elements which are descendants of any DIV element.</text:p>
      <text:p text:style-name="P11">div &gt; p</text:p>
      <text:p text:style-name="P11"><text:s text:c="4"/>Get all P elements which are direct descendants of any DIV element.</text:p>
      <text:p text:style-name="P11">div + p</text:p>
      <text:p text:style-name="P11"><text:s text:c="4"/>Get all P elements where their immediate previous sibling element is a DIV element.</text:p>
      <text:p text:style-name="P11">div ~ p</text:p>
      <text:p text:style-name="P11"><text:s text:c="4"/>Get all P elements which are following siblings to a DIV element (not necessarily immediate siblings).</text:p>
      <text:p text:style-name="P11">div[id]</text:p>
      <text:p text:style-name="P11"><text:s text:c="4"/>Get any DIV element which has an ID attribute.</text:p>
      <text:p text:style-name="P11">div[id=container]</text:p>
      <text:p text:style-name="P11"><text:s text:c="4"/>Get any DIV element which has an ID attribute with the value of "container".</text:p>
      <text:p text:style-name="P11">input[type=text][value=Yes]</text:p>
      <text:p text:style-name="P11"><text:s text:c="4"/>Get any INPUT element which has a TYPE attribute with the value of "text" and a VALUE attribute which is ="Yes".</text:p>
      <text:p text:style-name="P11">div[id^=empt]</text:p>
      <text:p text:style-name="P11"><text:s text:c="4"/>Get any DIV element where the ID attribute value begins with "empt".</text:p>
      <text:p text:style-name="P11">div[id$=parent]</text:p>
      <text:p text:style-name="P11"><text:s text:c="4"/>Get any DIV element where the ID attribute value ends with "parent".</text:p>
      <text:p text:style-name="P11">div[id*=mpt]</text:p>
      <text:p text:style-name="P11"><text:s text:c="4"/>Get any DIV element where the ID attribute value contains the text "mpt".</text:p>
      <text:p text:style-name="P11">div:first-child</text:p>
      <text:p text:style-name="P11"><text:s text:c="4"/>Get any DIV element which is the first child of its parent element.</text:p>
      <text:p text:style-name="P11">div:last-child</text:p>
      <text:p text:style-name="P11"><text:s text:c="4"/>Get any DIV element which is the last child of its parent.</text:p>
      <text:p text:style-name="P11">div:only-child</text:p>
      <text:p text:style-name="P11"><text:s text:c="4"/>Get any DIV element which is the only child of its parent.</text:p>
      <text:p text:style-name="P11">div#container p:first-of-type</text:p>
      <text:p text:style-name="P11"><text:s text:c="4"/>Get the P element which is the first P element child of a DIV element with an ID attribute with the value "container".</text:p>
      <text:p text:style-name="P11">p:last-of-type</text:p>
      <text:p text:style-name="P11"><text:s text:c="4"/>Get the P element which is the last P element child of its parent element.</text:p>
      <text:p text:style-name="P11">p:only-of-type</text:p>
      <text:p text:style-name="P11"><text:s text:c="4"/>Get any P element which is the only P element child of its parent element.</text:p>
      <text:p text:style-name="P11">p:nth-of-type(7)</text:p>
      <text:p text:style-name="P11"><text:s text:c="4"/>Get the P element which is the 7th P element child of its parent element.</text:p>
      <text:p text:style-name="P11">div#container p:nth-last-of-type()</text:p>
      <text:p text:style-name="P11"><text:s text:c="4"/>Get the last P element child of its parent element.</text:p>
      <text:p text:style-name="P11">div:empty</text:p>
      <text:p text:style-name="P11"><text:s text:c="4"/>Get any DIV element which is completely empty (including text nodes).</text:p>
      <text:p text:style-name="P11">div:not([id=container])</text:p>
      <text:p text:style-name="P11"><text:s text:c="4"/>Get any DIV element where its ID attribute is not "container".</text:p>
      <text:p text:style-name="P11">div:nth-child(3)</text:p>
      <text:p text:style-name="P11"><text:s text:c="4"/>Get any DIV element which is the third child element of its parent element.</text:p>
      <text:p text:style-name="P11">div:nth-child(odd)</text:p>
      <text:p text:style-name="P11"><text:s text:c="4"/>Get every odd DIV child element of its parent element.</text:p>
      <text:p text:style-name="P11">div:nth-child(even)</text:p>
      <text:p text:style-name="P11"><text:s text:c="4"/>Get every even DIV child element of its parent element.</text:p>
      <text:p text:style-name="P11">div:nth-child(n5+3)</text:p>
      <text:p text:style-name="P11"><text:s text:c="4"/>Get every 5th DIV child element of its parent element, starting at 3, then 8, 13, 18 etc.</text:p>
      <text:p text:style-name="P11">input:enabled</text:p>
      <text:p text:style-name="P11"><text:s text:c="4"/>Get any INPUT element which is enabled.</text:p>
      <text:p text:style-name="P11">input:disabled</text:p>
      <text:p text:style-name="P11"><text:s text:c="4"/>Get any INPUT element which is disabled.</text:p>
      <text:p text:style-name="P11">input:checked</text:p>
      <text:p text:style-name="P11"><text:s text:c="4"/>Get any INPUT element which is checked.</text:p>
      <text:p text:style-name="P11">p, a</text:p>
      <text:p text:style-name="P11"><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2T15:52:16</dc:date>
    <dc:language>en</dc:language>
    <meta:editing-cycles>37</meta:editing-cycles>
    <meta:editing-duration>PT1H57M17S</meta:editing-duration>
    <meta:user-defined meta:name="Info 1"/>
    <meta:user-defined meta:name="Info 2"/>
    <meta:user-defined meta:name="Info 3"/>
    <meta:user-defined meta:name="Info 4"/>
    <meta:document-statistic meta:table-count="0" meta:image-count="1" meta:object-count="0" meta:page-count="21" meta:paragraph-count="399" meta:word-count="2703" meta:character-count="17304"/>
  </office:meta>
</office:document-meta>
</file>